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paragraph-properties fo:text-align="center" style:justify-single-word="false" fo:padding="0.071cm" fo:border="none" style:shadow="none"/>
      <style:text-properties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T1" style:family="text">
      <style:text-properties fo:font-weight="bold" style:font-weight-asian="bold" style:font-weight-complex="bol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dividual Project: Andron Project Requirements</text:p>
      <text:p text:style-name="P2">Dionisio Perez-Mavrogenis</text:p>
      <text:p text:style-name="P3"/>
      <text:p text:style-name="P4">Terminology:</text:p>
      <text:p text:style-name="Standard">Andron Authority : A business/person that has deployed the Andron system to their facilities</text:p>
      <text:p text:style-name="Standard"/>
      <text:p text:style-name="Standard"><text:span text:style-name="Default_20_Paragraph_20_Font"><text:span text:style-name="T1">Target Operating System :</text:span></text:span> Cross platform application developed with the Phonegap framework.</text:p>
      <text:p text:style-name="Standard"/>
      <text:p text:style-name="P5">Mobile application Requirements :</text:p>
      <text:p text:style-name="P6"/>
      <text:p text:style-name="Standard">Proposal : Have a client app and a admin app with similar functionality, but allow admins to do more. This might result in some duplication of code, but development of each will be easier and cleaner.</text:p>
      <text:p text:style-name="P6"/>
      <text:p text:style-name="P6">Functional Requirements for client app:</text:p>
      <text:list xml:id="list1288695932" text:style-name="L2">
        <text:list-item>
          <text:p text:style-name="P9">Read Andron Authority <text:s/>info through QR codes or manual insertion</text:p>
        </text:list-item>
        <text:list-item>
          <text:p text:style-name="P9">Provide problem description</text:p>
        </text:list-item>
        <text:list-item>
          <text:p text:style-name="P9">Provide problem details</text:p>
        </text:list-item>
        <text:list-item>
          <text:p text:style-name="P9">Provide ability to attach picture with the report</text:p>
        </text:list-item>
        <text:list-item>
          <text:p text:style-name="P9">Provide ability to locate position of report</text:p>
        </text:list-item>
        <text:list-item>
          <text:p text:style-name="P9">Identify each user uniquely</text:p>
        </text:list-item>
        <text:list-item>
          <text:p text:style-name="P9">Ability for anonymous posting </text:p>
        </text:list-item>
        <text:list-item>
          <text:p text:style-name="P9">Provide ability to insert full name</text:p>
        </text:list-item>
        <text:list-item>
          <text:p text:style-name="P9">Provide ability to insert email </text:p>
        </text:list-item>
        <text:list-item>
          <text:p text:style-name="P9">Have a list of the most recent reports</text:p>
        </text:list-item>
        <text:list-item>
          <text:p text:style-name="P9">Allow a user to add and remove a report from favourites</text:p>
        </text:list-item>
        <text:list-item>
          <text:p text:style-name="P9">Visualise reports on a map</text:p>
        </text:list-item>
        <text:list-item>
          <text:p text:style-name="P9">Allow users to up-vote a report</text:p>
        </text:list-item>
      </text:list>
      <text:p text:style-name="P1">Functional Requirements for admin app :</text:p>
      <text:list xml:id="list1734718489" text:style-name="L3">
        <text:list-item>
          <text:p text:style-name="P10">Administrator MUST login to authenticate himself as an administrator.</text:p>
        </text:list-item>
        <text:list-item>
          <text:p text:style-name="P10">View a report</text:p>
        </text:list-item>
        <text:list-item>
          <text:p text:style-name="P10">Toggle the status of a report</text:p>
        </text:list-item>
        <text:list-item>
          <text:p text:style-name="P10">Display reports on a map</text:p>
        </text:list-item>
        <text:list-item>
          <text:p text:style-name="P10">Browse recent reports</text:p>
        </text:list-item>
        <text:list-item>
          <text:p text:style-name="P10">Delete a report</text:p>
        </text:list-item>
        <text:list-item>
          <text:p text:style-name="P10">Ban a user</text:p>
        </text:list-item>
        <text:list-item>
          <text:p text:style-name="P10">Change password</text:p>
        </text:list-item>
      </text:list>
      <text:p text:style-name="Standard"/>
      <text:p text:style-name="P6">Optional Non-Functional Requirements for both apps:</text:p>
      <text:list xml:id="list1486195261" text:style-name="L4">
        <text:list-item>
          <text:p text:style-name="P11">Have a clean, intuitive interface</text:p>
        </text:list-item>
        <text:list-item>
          <text:p text:style-name="P11">No deep/obscure/hidden sub-menus</text:p>
        </text:list-item>
        <text:list-item>
          <text:p text:style-name="P11">Provide help to application user, pointing them to information authorities</text:p>
        </text:list-item>
      </text:list>
      <text:p text:style-name="Standard"/>
      <text:p text:style-name="P4">Web application requirements</text:p>
      <text:p text:style-name="Standard">The web application will be written in PHP and the database backend will be MySQL.</text:p>
      <text:p text:style-name="Standard"/>
      <text:p text:style-name="P6">Admin Interface:</text:p>
      <text:list xml:id="list1603323017" text:style-name="L5">
        <text:list-item>
          <text:p text:style-name="P12">Add more administrators (only for the one who registered the AndronAuthority)</text:p>
        </text:list-item>
        <text:list-item>
          <text:p text:style-name="P12">Manage administrators (only for the one who registered the AndronAuthority)</text:p>
        </text:list-item>
        <text:list-item>
          <text:p text:style-name="P12">Toggle status of a report</text:p>
        </text:list-item>
        <text:list-item>
          <text:p text:style-name="P12">Change account password</text:p>
        </text:list-item>
        <text:list-item>
          <text:p text:style-name="P12">Ban a user</text:p>
        </text:list-item>
        <text:list-item>
          <text:p text:style-name="P12">Delete a report</text:p>
        </text:list-item>
        <text:list-item>
          <text:p text:style-name="P12">Browse reports</text:p>
        </text:list-item>
        <text:list-item>
          <text:p text:style-name="P12">Visualise reports on a map</text:p>
        </text:list-item>
        <text:list-item>
          <text:p text:style-name="P12">View a report</text:p>
        </text:list-item>
        <text:list-item>
          <text:p text:style-name="P12">Remove themselves from the service <text:s/>(only for the one who registered the AndronAuthority)</text:p>
        </text:list-item>
      </text:list>
      <text:p text:style-name="P6"/>
      <text:p text:style-name="P6">Non-Functional Requirements for both interfaces:</text:p>
      <text:list xml:id="list1162688349" text:style-name="L4">
        <text:list-item text:start-value="1">
          <text:p text:style-name="P11">Have a clean and intuitive interface</text:p>
        </text:list-item>
        <text:list-item>
          <text:p text:style-name="P11">Don't diverge too much from the mobile versions</text:p>
        </text:list-item>
        <text:list-item>
          <text:p text:style-name="P11">No deep/obscure/hidden sub-menus</text:p>
        </text:list-item>
        <text:list-item>
          <text:p text:style-name="P11">Provide help to application user, pointing them to information authorities</text:p>
        </text:list-item>
        <text:list-item>
          <text:p text:style-name="P11">Make it as HTML5 and CSS3 compliant as possible</text:p>
        </text:list-item>
      </text:list>
      <text:p text:style-name="Standard"/>
      <text:p text:style-name="P5">Proposed server application architecture</text:p>
      <text:p text:style-name="Standard">The server application running on the Andron website will be responsible for managing a set of databases, one for keeping records of the application and one for each Andron Authority.</text:p>
      <text:p text:style-name="Standard"/>
      <text:p text:style-name="Standard">Databases for Andron Authorities will be used to store information about reports, an administrators list (containing at least usernames, passwords and their tokens for the session – the later are for security purposes) and a blacklists of users not allowed to submit reports, possibly adding more tables if necessary.</text:p>
      <text:p text:style-name="Standard"/>
      <text:p text:style-name="Standard">The database for the application will hold information on AndronAuthorities (such us owner name and credentials, their QR codes, their database names, administrator credentials for logging in and possibly other information).</text:p>
      <text:p text:style-name="Standard"/>
      <text:p text:style-name="Standard">The server application architecture or functionality shall be updated a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dennis</meta:initial-creator>
    <meta:creation-date>2012-12-09T11:15:00Z</meta:creation-date>
    <dc:date>2012-12-09T11:27:58</dc:date>
    <meta:editing-cycles>5</meta:editing-cycles>
    <meta:editing-duration>PT3M</meta:editing-duration>
    <meta:document-statistic meta:table-count="0" meta:image-count="0" meta:object-count="0" meta:page-count="2" meta:paragraph-count="58" meta:word-count="506" meta:character-count="1732" meta:non-whitespace-character-count="2738"/>
    <meta:template xlink:type="simple" xlink:actuate="onRequest" xlink:title="" xlink:href="Normal.dotm"/>
  </office:meta>
</office:document-meta>
</file>